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55H44M13.512S" calcext:value-type="time">
            <text:p>255:44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4H31M25.769S" calcext:value-type="time">
            <text:p>04:31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28H27M04.028S" calcext:value-type="time">
            <text:p>28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08:15:23.4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1T16:13:02.942000000</dc:date>
    <dc:creator>Benjamin Laws</dc:creator>
    <meta:editing-duration>P9DT15H32M35S</meta:editing-duration>
    <meta:editing-cycles>252</meta:editing-cycles>
    <meta:generator>LibreOffice/7.1.8.1$Windows_X86_64 LibreOffice_project/e1f30c802c3269a1d052614453f260e49458c82c</meta:generator>
    <meta:document-statistic meta:table-count="2" meta:cell-count="421" meta:object-count="0"/>
  </office:meta>
</office:document-meta>
</file>